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27.093cm" svg:height="12.909cm" svg:x="2.919cm" svg:y="15.964cm">
            <draw:object draw:notify-on-update-of-ranges="Лист1.B5:Лист1.O5 Лист1.B12:Лист1.O12 Лист1.A8:Лист1.A8 Лист1.B10:Лист1.O10 Лист1.B12:Лист1.O12 Лист1.A5:Лист1.A5 Лист1.B7:Лист1.O7 Лист1.B12:Лист1.O12 Лист1.A11:Лист1.A11 Лист1.B13:Лист1.O13 Лист1.B12:Лист1.O12 Лист1.A14:Лист1.A14 Лист1.B16:Лист1.O16 Лист1.B12:Лист1.O12 Лист1.A17:Лист1.A17 Лист1.B19:Лист1.O19 Лист1.B12:Лист1.O12 Лист1.A20:Лист1.A20 Лист1.B22:Лист1.O22 Лист1.B12:Лист1.O12 Лист1.A23:Лист1.A23 Лист1.B25:Лист1.O25 Лист1.B12:Лист1.O12 Лист1.A26:Лист1.A26 Лист1.B28:Лист1.O28 Лист1.B12:Лист1.O12 Лист1.A29:Лист1.A29 Лист1.B31:Лист1.O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Count of querie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ray size = 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 = 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nt of clients changes from 5 to 70 with step 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chitecture: TCP.OneClient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6.01" calcext:value-type="float">
            <text:p>6,01</text:p>
          </table:table-cell>
          <table:table-cell office:value-type="float" office:value="6.165" calcext:value-type="float">
            <text:p>6,165</text:p>
          </table:table-cell>
          <table:table-cell office:value-type="float" office:value="6.126667" calcext:value-type="float">
            <text:p>6,126667</text:p>
          </table:table-cell>
          <table:table-cell office:value-type="float" office:value="6.465" calcext:value-type="float">
            <text:p>6,465</text:p>
          </table:table-cell>
          <table:table-cell office:value-type="float" office:value="6.504" calcext:value-type="float">
            <text:p>6,504</text:p>
          </table:table-cell>
          <table:table-cell office:value-type="float" office:value="7.23" calcext:value-type="float">
            <text:p>7,23</text:p>
          </table:table-cell>
          <table:table-cell office:value-type="float" office:value="6.174286" calcext:value-type="float">
            <text:p>6,174286</text:p>
          </table:table-cell>
          <table:table-cell office:value-type="float" office:value="6.04625" calcext:value-type="float">
            <text:p>6,04625</text:p>
          </table:table-cell>
          <table:table-cell office:value-type="float" office:value="6.63" calcext:value-type="float">
            <text:p>6,63</text:p>
          </table:table-cell>
          <table:table-cell office:value-type="float" office:value="6.461" calcext:value-type="float">
            <text:p>6,461</text:p>
          </table:table-cell>
          <table:table-cell office:value-type="float" office:value="9.003636" calcext:value-type="float">
            <text:p>9,003636</text:p>
          </table:table-cell>
          <table:table-cell office:value-type="float" office:value="7.848333" calcext:value-type="float">
            <text:p>7,848333</text:p>
          </table:table-cell>
          <table:table-cell office:value-type="float" office:value="8.297692" calcext:value-type="float">
            <text:p>8,297692</text:p>
          </table:table-cell>
          <table:table-cell office:value-type="float" office:value="8.322857" calcext:value-type="float">
            <text:p>8,322857</text:p>
          </table:table-cell>
        </table:table-row>
        <table:table-row table:style-name="ro1">
          <table:table-cell office:value-type="string" calcext:value-type="string">
            <text:p>Architecture: NIO.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4.39" calcext:value-type="float">
            <text:p>4,39</text:p>
          </table:table-cell>
          <table:table-cell office:value-type="float" office:value="4.28" calcext:value-type="float">
            <text:p>4,28</text:p>
          </table:table-cell>
          <table:table-cell office:value-type="float" office:value="4.37" calcext:value-type="float">
            <text:p>4,37</text:p>
          </table:table-cell>
          <table:table-cell office:value-type="float" office:value="4.245" calcext:value-type="float">
            <text:p>4,245</text:p>
          </table:table-cell>
          <table:table-cell office:value-type="float" office:value="4.906" calcext:value-type="float">
            <text:p>4,906</text:p>
          </table:table-cell>
          <table:table-cell office:value-type="float" office:value="5.291667" calcext:value-type="float">
            <text:p>5,291667</text:p>
          </table:table-cell>
          <table:table-cell office:value-type="float" office:value="5.117143" calcext:value-type="float">
            <text:p>5,117143</text:p>
          </table:table-cell>
          <table:table-cell office:value-type="float" office:value="5.23875" calcext:value-type="float">
            <text:p>5,23875</text:p>
          </table:table-cell>
          <table:table-cell office:value-type="float" office:value="5.528889" calcext:value-type="float">
            <text:p>5,528889</text:p>
          </table:table-cell>
          <table:table-cell office:value-type="float" office:value="5.406" calcext:value-type="float">
            <text:p>5,406</text:p>
          </table:table-cell>
          <table:table-cell office:value-type="float" office:value="5.32" calcext:value-type="float">
            <text:p>5,32</text:p>
          </table:table-cell>
          <table:table-cell office:value-type="float" office:value="5.3675" calcext:value-type="float">
            <text:p>5,3675</text:p>
          </table:table-cell>
          <table:table-cell office:value-type="float" office:value="5.112308" calcext:value-type="float">
            <text:p>5,112308</text:p>
          </table:table-cell>
          <table:table-cell office:value-type="float" office:value="5.334286" calcext:value-type="float">
            <text:p>5,334286</text:p>
          </table:table-cell>
        </table:table-row>
        <table:table-row table:style-name="ro1">
          <table:table-cell office:value-type="string" calcext:value-type="string">
            <text:p>Architecture: TCP.CachedThreadPoolServ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8.8" calcext:value-type="float">
            <text:p>8,8</text:p>
          </table:table-cell>
          <table:table-cell office:value-type="float" office:value="8.15" calcext:value-type="float">
            <text:p>8,15</text:p>
          </table:table-cell>
          <table:table-cell office:value-type="float" office:value="7.546667" calcext:value-type="float">
            <text:p>7,546667</text:p>
          </table:table-cell>
          <table:table-cell office:value-type="float" office:value="8.535" calcext:value-type="float">
            <text:p>8,535</text:p>
          </table:table-cell>
          <table:table-cell office:value-type="float" office:value="8.114" calcext:value-type="float">
            <text:p>8,114</text:p>
          </table:table-cell>
          <table:table-cell office:value-type="float" office:value="9.32" calcext:value-type="float">
            <text:p>9,32</text:p>
          </table:table-cell>
          <table:table-cell office:value-type="float" office:value="9.121429" calcext:value-type="float">
            <text:p>9,121429</text:p>
          </table:table-cell>
          <table:table-cell office:value-type="float" office:value="8.8175" calcext:value-type="float">
            <text:p>8,8175</text:p>
          </table:table-cell>
          <table:table-cell office:value-type="float" office:value="9.784444" calcext:value-type="float">
            <text:p>9,784444</text:p>
          </table:table-cell>
          <table:table-cell office:value-type="float" office:value="9.068" calcext:value-type="float">
            <text:p>9,068</text:p>
          </table:table-cell>
          <table:table-cell office:value-type="float" office:value="8.547273" calcext:value-type="float">
            <text:p>8,547273</text:p>
          </table:table-cell>
          <table:table-cell office:value-type="float" office:value="8.589167" calcext:value-type="float">
            <text:p>8,589167</text:p>
          </table:table-cell>
          <table:table-cell office:value-type="float" office:value="9.037692" calcext:value-type="float">
            <text:p>9,037692</text:p>
          </table:table-cell>
          <table:table-cell office:value-type="float" office:value="8.464286" calcext:value-type="float">
            <text:p>8,464286</text:p>
          </table:table-cell>
        </table:table-row>
        <table:table-row table:style-name="ro1">
          <table:table-cell office:value-type="string" calcext:value-type="string">
            <text:p>Architecture: TCP.NewQueryNewConnec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6.14" calcext:value-type="float">
            <text:p>6,14</text:p>
          </table:table-cell>
          <table:table-cell office:value-type="float" office:value="5.87" calcext:value-type="float">
            <text:p>5,87</text:p>
          </table:table-cell>
          <table:table-cell office:value-type="float" office:value="5.716667" calcext:value-type="float">
            <text:p>5,716667</text:p>
          </table:table-cell>
          <table:table-cell office:value-type="float" office:value="5.8225" calcext:value-type="float">
            <text:p>5,8225</text:p>
          </table:table-cell>
          <table:table-cell office:value-type="float" office:value="5.86" calcext:value-type="float">
            <text:p>5,86</text:p>
          </table:table-cell>
          <table:table-cell office:value-type="float" office:value="5.903333" calcext:value-type="float">
            <text:p>5,903333</text:p>
          </table:table-cell>
          <table:table-cell office:value-type="float" office:value="5.924286" calcext:value-type="float">
            <text:p>5,924286</text:p>
          </table:table-cell>
          <table:table-cell office:value-type="float" office:value="5.81625" calcext:value-type="float">
            <text:p>5,81625</text:p>
          </table:table-cell>
          <table:table-cell office:value-type="float" office:value="5.758889" calcext:value-type="float">
            <text:p>5,758889</text:p>
          </table:table-cell>
          <table:table-cell office:value-type="float" office:value="5.777" calcext:value-type="float">
            <text:p>5,777</text:p>
          </table:table-cell>
          <table:table-cell office:value-type="float" office:value="5.906364" calcext:value-type="float">
            <text:p>5,906364</text:p>
          </table:table-cell>
          <table:table-cell office:value-type="float" office:value="5.885" calcext:value-type="float">
            <text:p>5,885</text:p>
          </table:table-cell>
          <table:table-cell office:value-type="float" office:value="5.902308" calcext:value-type="float">
            <text:p>5,902308</text:p>
          </table:table-cell>
          <table:table-cell office:value-type="float" office:value="5.991429" calcext:value-type="float">
            <text:p>5,991429</text:p>
          </table:table-cell>
        </table:table-row>
        <table:table-row table:style-name="ro1">
          <table:table-cell office:value-type="string" calcext:value-type="string">
            <text:p>Architecture: NIO.Cach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5.8" calcext:value-type="float">
            <text:p>5,8</text:p>
          </table:table-cell>
          <table:table-cell office:value-type="float" office:value="5.145" calcext:value-type="float">
            <text:p>5,145</text:p>
          </table:table-cell>
          <table:table-cell office:value-type="float" office:value="4.94" calcext:value-type="float">
            <text:p>4,94</text:p>
          </table:table-cell>
          <table:table-cell office:value-type="float" office:value="5.515" calcext:value-type="float">
            <text:p>5,515</text:p>
          </table:table-cell>
          <table:table-cell office:value-type="float" office:value="5.72" calcext:value-type="float">
            <text:p>5,72</text:p>
          </table:table-cell>
          <table:table-cell office:value-type="float" office:value="5.915" calcext:value-type="float">
            <text:p>5,915</text:p>
          </table:table-cell>
          <table:table-cell office:value-type="float" office:value="6.261429" calcext:value-type="float">
            <text:p>6,261429</text:p>
          </table:table-cell>
          <table:table-cell office:value-type="float" office:value="6.255" calcext:value-type="float">
            <text:p>6,255</text:p>
          </table:table-cell>
          <table:table-cell office:value-type="float" office:value="6.447778" calcext:value-type="float">
            <text:p>6,447778</text:p>
          </table:table-cell>
          <table:table-cell office:value-type="float" office:value="6.864" calcext:value-type="float">
            <text:p>6,864</text:p>
          </table:table-cell>
          <table:table-cell office:value-type="float" office:value="7.966364" calcext:value-type="float">
            <text:p>7,966364</text:p>
          </table:table-cell>
          <table:table-cell office:value-type="float" office:value="10.339167" calcext:value-type="float">
            <text:p>10,339167</text:p>
          </table:table-cell>
          <table:table-cell office:value-type="float" office:value="9.225385" calcext:value-type="float">
            <text:p>9,225385</text:p>
          </table:table-cell>
          <table:table-cell office:value-type="float" office:value="10.862857" calcext:value-type="float">
            <text:p>10,862857</text:p>
          </table:table-cell>
        </table:table-row>
        <table:table-row table:style-name="ro1">
          <table:table-cell office:value-type="string" calcext:value-type="string">
            <text:p>Architecture: NIO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6.14" calcext:value-type="float">
            <text:p>6,14</text:p>
          </table:table-cell>
          <table:table-cell office:value-type="float" office:value="5.865" calcext:value-type="float">
            <text:p>5,865</text:p>
          </table:table-cell>
          <table:table-cell office:value-type="float" office:value="5.613333" calcext:value-type="float">
            <text:p>5,613333</text:p>
          </table:table-cell>
          <table:table-cell office:value-type="float" office:value="5.9825" calcext:value-type="float">
            <text:p>5,9825</text:p>
          </table:table-cell>
          <table:table-cell office:value-type="float" office:value="7.578" calcext:value-type="float">
            <text:p>7,578</text:p>
          </table:table-cell>
          <table:table-cell office:value-type="float" office:value="6.971667" calcext:value-type="float">
            <text:p>6,971667</text:p>
          </table:table-cell>
          <table:table-cell office:value-type="float" office:value="7.372857" calcext:value-type="float">
            <text:p>7,372857</text:p>
          </table:table-cell>
          <table:table-cell office:value-type="float" office:value="7.06375" calcext:value-type="float">
            <text:p>7,06375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7.031" calcext:value-type="float">
            <text:p>7,031</text:p>
          </table:table-cell>
          <table:table-cell office:value-type="float" office:value="7.111818" calcext:value-type="float">
            <text:p>7,111818</text:p>
          </table:table-cell>
          <table:table-cell office:value-type="float" office:value="7.16" calcext:value-type="float">
            <text:p>7,16</text:p>
          </table:table-cell>
          <table:table-cell office:value-type="float" office:value="7.436154" calcext:value-type="float">
            <text:p>7,436154</text:p>
          </table:table-cell>
          <table:table-cell office:value-type="float" office:value="7.219286" calcext:value-type="float">
            <text:p>7,219286</text:p>
          </table:table-cell>
        </table:table-row>
        <table:table-row table:style-name="ro1">
          <table:table-cell office:value-type="string" calcext:value-type="string">
            <text:p>Architecture: NIO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4.97" calcext:value-type="float">
            <text:p>4,97</text:p>
          </table:table-cell>
          <table:table-cell office:value-type="float" office:value="4.69" calcext:value-type="float">
            <text:p>4,69</text:p>
          </table:table-cell>
          <table:table-cell office:value-type="float" office:value="4.563333" calcext:value-type="float">
            <text:p>4,563333</text:p>
          </table:table-cell>
          <table:table-cell office:value-type="float" office:value="4.5825" calcext:value-type="float">
            <text:p>4,5825</text:p>
          </table:table-cell>
          <table:table-cell office:value-type="float" office:value="4.532" calcext:value-type="float">
            <text:p>4,532</text:p>
          </table:table-cell>
          <table:table-cell office:value-type="float" office:value="4.525" calcext:value-type="float">
            <text:p>4,525</text:p>
          </table:table-cell>
          <table:table-cell office:value-type="float" office:value="4.438571" calcext:value-type="float">
            <text:p>4,438571</text:p>
          </table:table-cell>
          <table:table-cell office:value-type="float" office:value="4.4225" calcext:value-type="float">
            <text:p>4,4225</text:p>
          </table:table-cell>
          <table:table-cell office:value-type="float" office:value="4.496667" calcext:value-type="float">
            <text:p>4,496667</text:p>
          </table:table-cell>
          <table:table-cell office:value-type="float" office:value="4.523" calcext:value-type="float">
            <text:p>4,523</text:p>
          </table:table-cell>
          <table:table-cell office:value-type="float" office:value="5.377273" calcext:value-type="float">
            <text:p>5,377273</text:p>
          </table:table-cell>
          <table:table-cell office:value-type="float" office:value="5.456667" calcext:value-type="float">
            <text:p>5,456667</text:p>
          </table:table-cell>
          <table:table-cell office:value-type="float" office:value="5.551538" calcext:value-type="float">
            <text:p>5,551538</text:p>
          </table:table-cell>
          <table:table-cell office:value-type="float" office:value="5.657857" calcext:value-type="float">
            <text:p>5,657857</text:p>
          </table:table-cell>
        </table:table-row>
        <table:table-row table:style-name="ro1">
          <table:table-cell office:value-type="string" calcext:value-type="string">
            <text:p>Architecture: UDP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5.94" calcext:value-type="float">
            <text:p>5,94</text:p>
          </table:table-cell>
          <table:table-cell office:value-type="float" office:value="6.45" calcext:value-type="float">
            <text:p>6,45</text:p>
          </table:table-cell>
          <table:table-cell office:value-type="float" office:value="6.5" calcext:value-type="float">
            <text:p>6,5</text:p>
          </table:table-cell>
          <table:table-cell office:value-type="float" office:value="7.8825" calcext:value-type="float">
            <text:p>7,8825</text:p>
          </table:table-cell>
          <table:table-cell office:value-type="float" office:value="7.242" calcext:value-type="float">
            <text:p>7,242</text:p>
          </table:table-cell>
          <table:table-cell office:value-type="float" office:value="7.585" calcext:value-type="float">
            <text:p>7,585</text:p>
          </table:table-cell>
          <table:table-cell office:value-type="float" office:value="8.367435" calcext:value-type="float">
            <text:p>8,367435</text:p>
          </table:table-cell>
          <table:table-cell office:value-type="float" office:value="7.669444" calcext:value-type="float">
            <text:p>7,669444</text:p>
          </table:table-cell>
          <table:table-cell office:value-type="float" office:value="6.619904" calcext:value-type="float">
            <text:p>6,619904</text:p>
          </table:table-cell>
          <table:table-cell office:value-type="float" office:value="7.638" calcext:value-type="float">
            <text:p>7,638</text:p>
          </table:table-cell>
          <table:table-cell office:value-type="float" office:value="9.285455" calcext:value-type="float">
            <text:p>9,285455</text:p>
          </table:table-cell>
          <table:table-cell office:value-type="float" office:value="10.144167" calcext:value-type="float">
            <text:p>10,144167</text:p>
          </table:table-cell>
          <table:table-cell office:value-type="float" office:value="9.162308" calcext:value-type="float">
            <text:p>9,162308</text:p>
          </table:table-cell>
          <table:table-cell office:value-type="float" office:value="8.979524" calcext:value-type="float">
            <text:p>8,979524</text:p>
          </table:table-cell>
        </table:table-row>
        <table:table-row table:style-name="ro1">
          <table:table-cell office:value-type="string" calcext:value-type="string">
            <text:p>Architecture: UDP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7.49" calcext:value-type="float">
            <text:p>7,49</text:p>
          </table:table-cell>
          <table:table-cell office:value-type="float" office:value="6.775" calcext:value-type="float">
            <text:p>6,775</text:p>
          </table:table-cell>
          <table:table-cell office:value-type="float" office:value="6.853333" calcext:value-type="float">
            <text:p>6,853333</text:p>
          </table:table-cell>
          <table:table-cell office:value-type="float" office:value="6.78" calcext:value-type="float">
            <text:p>6,78</text:p>
          </table:table-cell>
          <table:table-cell office:value-type="float" office:value="6.728" calcext:value-type="float">
            <text:p>6,728</text:p>
          </table:table-cell>
          <table:table-cell office:value-type="float" office:value="6.718333" calcext:value-type="float">
            <text:p>6,718333</text:p>
          </table:table-cell>
          <table:table-cell office:value-type="float" office:value="6.818571" calcext:value-type="float">
            <text:p>6,818571</text:p>
          </table:table-cell>
          <table:table-cell office:value-type="float" office:value="6.73" calcext:value-type="float">
            <text:p>6,73</text:p>
          </table:table-cell>
          <table:table-cell office:value-type="float" office:value="6.892664" calcext:value-type="float">
            <text:p>6,892664</text:p>
          </table:table-cell>
          <table:table-cell office:value-type="float" office:value="6.904719" calcext:value-type="float">
            <text:p>6,904719</text:p>
          </table:table-cell>
          <table:table-cell office:value-type="float" office:value="6.885412" calcext:value-type="float">
            <text:p>6,885412</text:p>
          </table:table-cell>
          <table:table-cell office:value-type="float" office:value="6.855219" calcext:value-type="float">
            <text:p>6,855219</text:p>
          </table:table-cell>
          <table:table-cell office:value-type="float" office:value="6.743846" calcext:value-type="float">
            <text:p>6,743846</text:p>
          </table:table-cell>
          <table:table-cell office:value-type="float" office:value="6.79" calcext:value-type="float">
            <text:p>6,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.00.0000</text:date>, <text:time style:data-style-name="N2" text:time-value="15:59:00.77597032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32:20.055590472</meta:creation-date>
    <dc:date>2016-06-03T16:01:04.611871633</dc:date>
    <meta:editing-duration>PT11H24M58S</meta:editing-duration>
    <meta:editing-cycles>5</meta:editing-cycles>
    <meta:generator>LibreOffice/4.2.8.2$Linux_X86_64 LibreOffice_project/420m0$Build-2</meta:generator>
    <meta:document-statistic meta:table-count="1" meta:cell-count="2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ccffcc" draw:fill-color="#ccffc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7.094cm" svg:height="12.91cm" xlink:href=".." xlink:type="simple" chart:class="chart:scatter" chart:style-name="ch1">
        <chart:title svg:x="10.368cm" svg:y="0.394cm" chart:style-name="ch2">
          <text:p>change_M_metric_query_count</text:p>
        </chart:title>
        <chart:legend chart:legend-position="end" svg:x="19.003cm" svg:y="4.164cm" style:legend-expansion="high" chart:style-name="ch3"/>
        <chart:plot-area chart:style-name="ch4" table:cell-range-address="Лист1.A5:Лист1.O5 Лист1.B12:Лист1.O13 Лист1.A8:Лист1.A8 Лист1.B10:Лист1.O10 Лист1.B7:Лист1.O7 Лист1.A11:Лист1.A11 Лист1.A14:Лист1.A14 Лист1.B16:Лист1.O16 Лист1.A17:Лист1.A17 Лист1.B19:Лист1.O19 Лист1.A20:Лист1.A20 Лист1.B22:Лист1.O22 Лист1.A23:Лист1.A23 Лист1.B25:Лист1.O25 Лист1.A26:Лист1.A26 Лист1.B28:Лист1.O28 Лист1.A29:Лист1.A29 Лист1.B31:Лист1.O31" chart:data-source-has-labels="both" svg:x="0.541cm" svg:y="1.457cm" svg:width="17.921cm" svg:height="11.195cm">
          <chartooo:coordinate-region svg:x="1.162cm" svg:y="1.656cm" svg:width="17.113cm" svg:height="10.349cm"/>
          <chart:axis chart:dimension="x" chart:name="primary-x" chart:style-name="ch5" chartooo:axis-type="auto">
            <chart:categories table:cell-range-address="Лист1.B5:Лист1.O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10:Лист1.O10" chart:label-cell-address="Лист1.A8:Лист1.A8" chart:class="chart:scatter">
            <chart:domain table:cell-range-address="Лист1.B12:Лист1.O12"/>
            <chart:data-point chart:repeated="14"/>
          </chart:series>
          <chart:series chart:style-name="ch8" chart:values-cell-range-address="Лист1.B7:Лист1.O7" chart:label-cell-address="Лист1.A5:Лист1.A5" chart:class="chart:scatter">
            <chart:data-point chart:repeated="14"/>
          </chart:series>
          <chart:series chart:style-name="ch9" chart:values-cell-range-address="Лист1.B13:Лист1.O13" chart:label-cell-address="Лист1.A11:Лист1.A11" chart:class="chart:scatter">
            <chart:data-point chart:repeated="14"/>
          </chart:series>
          <chart:series chart:style-name="ch10" chart:values-cell-range-address="Лист1.B16:Лист1.O16" chart:label-cell-address="Лист1.A14:Лист1.A14" chart:class="chart:scatter">
            <chart:data-point chart:repeated="14"/>
          </chart:series>
          <chart:series chart:style-name="ch11" chart:values-cell-range-address="Лист1.B19:Лист1.O19" chart:label-cell-address="Лист1.A17:Лист1.A17" chart:class="chart:scatter">
            <chart:data-point chart:repeated="14"/>
          </chart:series>
          <chart:series chart:style-name="ch12" chart:values-cell-range-address="Лист1.B22:Лист1.O22" chart:label-cell-address="Лист1.A20:Лист1.A20" chart:class="chart:scatter">
            <chart:data-point chart:repeated="14"/>
          </chart:series>
          <chart:series chart:style-name="ch13" chart:values-cell-range-address="Лист1.B25:Лист1.O25" chart:label-cell-address="Лист1.A23:Лист1.A23" chart:class="chart:scatter">
            <chart:data-point chart:repeated="14"/>
          </chart:series>
          <chart:series chart:style-name="ch14" chart:values-cell-range-address="Лист1.B28:Лист1.O28" chart:label-cell-address="Лист1.A26:Лист1.A26" chart:class="chart:scatter">
            <chart:data-point chart:repeated="14"/>
          </chart:series>
          <chart:series chart:style-name="ch15" chart:values-cell-range-address="Лист1.B31:Лист1.O31" chart:label-cell-address="Лист1.A29:Лист1.A29" chart:class="chart:scatter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Лист1.B5:Лист1.O5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Лист1.B12:Лист1.O1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Architecture: NIO.OneThread</text:p>
                <draw:g>
                  <svg:desc>Лист1.A8:Лист1.A8</svg:desc>
                </draw:g>
              </table:table-cell>
              <table:table-cell office:value-type="float" office:value="4.39">
                <text:p>4.39</text:p>
                <draw:g>
                  <svg:desc>Лист1.B10:Лист1.O10</svg:desc>
                </draw:g>
              </table:table-cell>
              <table:table-cell office:value-type="float" office:value="4.28">
                <text:p>4.28</text:p>
              </table:table-cell>
              <table:table-cell office:value-type="float" office:value="4.37">
                <text:p>4.37</text:p>
              </table:table-cell>
              <table:table-cell office:value-type="float" office:value="4.245">
                <text:p>4.245</text:p>
              </table:table-cell>
              <table:table-cell office:value-type="float" office:value="4.906">
                <text:p>4.906</text:p>
              </table:table-cell>
              <table:table-cell office:value-type="float" office:value="5.291667">
                <text:p>5.291667</text:p>
              </table:table-cell>
              <table:table-cell office:value-type="float" office:value="5.117143">
                <text:p>5.117143</text:p>
              </table:table-cell>
              <table:table-cell office:value-type="float" office:value="5.23875">
                <text:p>5.23875</text:p>
              </table:table-cell>
              <table:table-cell office:value-type="float" office:value="5.528889">
                <text:p>5.528889</text:p>
              </table:table-cell>
              <table:table-cell office:value-type="float" office:value="5.406">
                <text:p>5.406</text:p>
              </table:table-cell>
              <table:table-cell office:value-type="float" office:value="5.32">
                <text:p>5.32</text:p>
              </table:table-cell>
              <table:table-cell office:value-type="float" office:value="5.3675">
                <text:p>5.3675</text:p>
              </table:table-cell>
              <table:table-cell office:value-type="float" office:value="5.112308">
                <text:p>5.112308</text:p>
              </table:table-cell>
              <table:table-cell office:value-type="float" office:value="5.334286">
                <text:p>5.334286</text:p>
              </table:table-cell>
            </table:table-row>
            <table:table-row>
              <table:table-cell office:value-type="string">
                <text:p>Architecture: TCP.OneClientOneThread</text:p>
                <draw:g>
                  <svg:desc>Лист1.A5:Лист1.A5</svg:desc>
                </draw:g>
              </table:table-cell>
              <table:table-cell office:value-type="float" office:value="6.01">
                <text:p>6.01</text:p>
                <draw:g>
                  <svg:desc>Лист1.B7:Лист1.O7</svg:desc>
                </draw:g>
              </table:table-cell>
              <table:table-cell office:value-type="float" office:value="6.165">
                <text:p>6.165</text:p>
              </table:table-cell>
              <table:table-cell office:value-type="float" office:value="6.126667">
                <text:p>6.126667</text:p>
              </table:table-cell>
              <table:table-cell office:value-type="float" office:value="6.465">
                <text:p>6.465</text:p>
              </table:table-cell>
              <table:table-cell office:value-type="float" office:value="6.504">
                <text:p>6.504</text:p>
              </table:table-cell>
              <table:table-cell office:value-type="float" office:value="7.23">
                <text:p>7.23</text:p>
              </table:table-cell>
              <table:table-cell office:value-type="float" office:value="6.174286">
                <text:p>6.174286</text:p>
              </table:table-cell>
              <table:table-cell office:value-type="float" office:value="6.04625">
                <text:p>6.04625</text:p>
              </table:table-cell>
              <table:table-cell office:value-type="float" office:value="6.63">
                <text:p>6.63</text:p>
              </table:table-cell>
              <table:table-cell office:value-type="float" office:value="6.461">
                <text:p>6.461</text:p>
              </table:table-cell>
              <table:table-cell office:value-type="float" office:value="9.003636">
                <text:p>9.003636</text:p>
              </table:table-cell>
              <table:table-cell office:value-type="float" office:value="7.848333">
                <text:p>7.848333</text:p>
              </table:table-cell>
              <table:table-cell office:value-type="float" office:value="8.297692">
                <text:p>8.297692</text:p>
              </table:table-cell>
              <table:table-cell office:value-type="float" office:value="8.322857">
                <text:p>8.322857</text:p>
              </table:table-cell>
            </table:table-row>
            <table:table-row>
              <table:table-cell office:value-type="string">
                <text:p>Architecture: TCP.CachedThreadPoolServer</text:p>
                <draw:g>
                  <svg:desc>Лист1.A11:Лист1.A11</svg:desc>
                </draw:g>
              </table:table-cell>
              <table:table-cell office:value-type="float" office:value="8.8">
                <text:p>8.8</text:p>
                <draw:g>
                  <svg:desc>Лист1.B13:Лист1.O13</svg:desc>
                </draw:g>
              </table:table-cell>
              <table:table-cell office:value-type="float" office:value="8.15">
                <text:p>8.15</text:p>
              </table:table-cell>
              <table:table-cell office:value-type="float" office:value="7.546667">
                <text:p>7.546667</text:p>
              </table:table-cell>
              <table:table-cell office:value-type="float" office:value="8.535">
                <text:p>8.535</text:p>
              </table:table-cell>
              <table:table-cell office:value-type="float" office:value="8.114">
                <text:p>8.114</text:p>
              </table:table-cell>
              <table:table-cell office:value-type="float" office:value="9.32">
                <text:p>9.32</text:p>
              </table:table-cell>
              <table:table-cell office:value-type="float" office:value="9.121429">
                <text:p>9.121429</text:p>
              </table:table-cell>
              <table:table-cell office:value-type="float" office:value="8.8175">
                <text:p>8.8175</text:p>
              </table:table-cell>
              <table:table-cell office:value-type="float" office:value="9.784444">
                <text:p>9.784444</text:p>
              </table:table-cell>
              <table:table-cell office:value-type="float" office:value="9.068">
                <text:p>9.068</text:p>
              </table:table-cell>
              <table:table-cell office:value-type="float" office:value="8.547273">
                <text:p>8.547273</text:p>
              </table:table-cell>
              <table:table-cell office:value-type="float" office:value="8.589167">
                <text:p>8.589167</text:p>
              </table:table-cell>
              <table:table-cell office:value-type="float" office:value="9.037692">
                <text:p>9.037692</text:p>
              </table:table-cell>
              <table:table-cell office:value-type="float" office:value="8.464286">
                <text:p>8.464286</text:p>
              </table:table-cell>
            </table:table-row>
            <table:table-row>
              <table:table-cell office:value-type="string">
                <text:p>Architecture: TCP.NewQueryNewConnection</text:p>
                <draw:g>
                  <svg:desc>Лист1.A14:Лист1.A14</svg:desc>
                </draw:g>
              </table:table-cell>
              <table:table-cell office:value-type="float" office:value="6.14">
                <text:p>6.14</text:p>
                <draw:g>
                  <svg:desc>Лист1.B16:Лист1.O16</svg:desc>
                </draw:g>
              </table:table-cell>
              <table:table-cell office:value-type="float" office:value="5.87">
                <text:p>5.87</text:p>
              </table:table-cell>
              <table:table-cell office:value-type="float" office:value="5.716667">
                <text:p>5.716667</text:p>
              </table:table-cell>
              <table:table-cell office:value-type="float" office:value="5.8225">
                <text:p>5.8225</text:p>
              </table:table-cell>
              <table:table-cell office:value-type="float" office:value="5.86">
                <text:p>5.86</text:p>
              </table:table-cell>
              <table:table-cell office:value-type="float" office:value="5.903333">
                <text:p>5.903333</text:p>
              </table:table-cell>
              <table:table-cell office:value-type="float" office:value="5.924286">
                <text:p>5.924286</text:p>
              </table:table-cell>
              <table:table-cell office:value-type="float" office:value="5.81625">
                <text:p>5.81625</text:p>
              </table:table-cell>
              <table:table-cell office:value-type="float" office:value="5.758889">
                <text:p>5.758889</text:p>
              </table:table-cell>
              <table:table-cell office:value-type="float" office:value="5.777">
                <text:p>5.777</text:p>
              </table:table-cell>
              <table:table-cell office:value-type="float" office:value="5.906364">
                <text:p>5.906364</text:p>
              </table:table-cell>
              <table:table-cell office:value-type="float" office:value="5.885">
                <text:p>5.885</text:p>
              </table:table-cell>
              <table:table-cell office:value-type="float" office:value="5.902308">
                <text:p>5.902308</text:p>
              </table:table-cell>
              <table:table-cell office:value-type="float" office:value="5.991429">
                <text:p>5.991429</text:p>
              </table:table-cell>
            </table:table-row>
            <table:table-row>
              <table:table-cell office:value-type="string">
                <text:p>Architecture: NIO.CachedThreadPool</text:p>
                <draw:g>
                  <svg:desc>Лист1.A17:Лист1.A17</svg:desc>
                </draw:g>
              </table:table-cell>
              <table:table-cell office:value-type="float" office:value="5.8">
                <text:p>5.8</text:p>
                <draw:g>
                  <svg:desc>Лист1.B19:Лист1.O19</svg:desc>
                </draw:g>
              </table:table-cell>
              <table:table-cell office:value-type="float" office:value="5.145">
                <text:p>5.145</text:p>
              </table:table-cell>
              <table:table-cell office:value-type="float" office:value="4.94">
                <text:p>4.94</text:p>
              </table:table-cell>
              <table:table-cell office:value-type="float" office:value="5.515">
                <text:p>5.515</text:p>
              </table:table-cell>
              <table:table-cell office:value-type="float" office:value="5.72">
                <text:p>5.72</text:p>
              </table:table-cell>
              <table:table-cell office:value-type="float" office:value="5.915">
                <text:p>5.915</text:p>
              </table:table-cell>
              <table:table-cell office:value-type="float" office:value="6.261429">
                <text:p>6.261429</text:p>
              </table:table-cell>
              <table:table-cell office:value-type="float" office:value="6.255">
                <text:p>6.255</text:p>
              </table:table-cell>
              <table:table-cell office:value-type="float" office:value="6.447778">
                <text:p>6.447778</text:p>
              </table:table-cell>
              <table:table-cell office:value-type="float" office:value="6.864">
                <text:p>6.864</text:p>
              </table:table-cell>
              <table:table-cell office:value-type="float" office:value="7.966364">
                <text:p>7.966364</text:p>
              </table:table-cell>
              <table:table-cell office:value-type="float" office:value="10.339167">
                <text:p>10.339167</text:p>
              </table:table-cell>
              <table:table-cell office:value-type="float" office:value="9.225385">
                <text:p>9.225385</text:p>
              </table:table-cell>
              <table:table-cell office:value-type="float" office:value="10.862857">
                <text:p>10.862857</text:p>
              </table:table-cell>
            </table:table-row>
            <table:table-row>
              <table:table-cell office:value-type="string">
                <text:p>Architecture: NIO.FixedThreadPool</text:p>
                <draw:g>
                  <svg:desc>Лист1.A20:Лист1.A20</svg:desc>
                </draw:g>
              </table:table-cell>
              <table:table-cell office:value-type="float" office:value="6.14">
                <text:p>6.14</text:p>
                <draw:g>
                  <svg:desc>Лист1.B22:Лист1.O22</svg:desc>
                </draw:g>
              </table:table-cell>
              <table:table-cell office:value-type="float" office:value="5.865">
                <text:p>5.865</text:p>
              </table:table-cell>
              <table:table-cell office:value-type="float" office:value="5.613333">
                <text:p>5.613333</text:p>
              </table:table-cell>
              <table:table-cell office:value-type="float" office:value="5.9825">
                <text:p>5.9825</text:p>
              </table:table-cell>
              <table:table-cell office:value-type="float" office:value="7.578">
                <text:p>7.578</text:p>
              </table:table-cell>
              <table:table-cell office:value-type="float" office:value="6.971667">
                <text:p>6.971667</text:p>
              </table:table-cell>
              <table:table-cell office:value-type="float" office:value="7.372857">
                <text:p>7.372857</text:p>
              </table:table-cell>
              <table:table-cell office:value-type="float" office:value="7.06375">
                <text:p>7.06375</text:p>
              </table:table-cell>
              <table:table-cell office:value-type="float" office:value="8.166667">
                <text:p>8.166667</text:p>
              </table:table-cell>
              <table:table-cell office:value-type="float" office:value="7.031">
                <text:p>7.031</text:p>
              </table:table-cell>
              <table:table-cell office:value-type="float" office:value="7.111818">
                <text:p>7.111818</text:p>
              </table:table-cell>
              <table:table-cell office:value-type="float" office:value="7.16">
                <text:p>7.16</text:p>
              </table:table-cell>
              <table:table-cell office:value-type="float" office:value="7.436154">
                <text:p>7.436154</text:p>
              </table:table-cell>
              <table:table-cell office:value-type="float" office:value="7.219286">
                <text:p>7.219286</text:p>
              </table:table-cell>
            </table:table-row>
            <table:table-row>
              <table:table-cell office:value-type="string">
                <text:p>Architecture: NIO.NewQueryNewThread</text:p>
                <draw:g>
                  <svg:desc>Лист1.A23:Лист1.A23</svg:desc>
                </draw:g>
              </table:table-cell>
              <table:table-cell office:value-type="float" office:value="4.97">
                <text:p>4.97</text:p>
                <draw:g>
                  <svg:desc>Лист1.B25:Лист1.O25</svg:desc>
                </draw:g>
              </table:table-cell>
              <table:table-cell office:value-type="float" office:value="4.69">
                <text:p>4.69</text:p>
              </table:table-cell>
              <table:table-cell office:value-type="float" office:value="4.563333">
                <text:p>4.563333</text:p>
              </table:table-cell>
              <table:table-cell office:value-type="float" office:value="4.5825">
                <text:p>4.5825</text:p>
              </table:table-cell>
              <table:table-cell office:value-type="float" office:value="4.532">
                <text:p>4.532</text:p>
              </table:table-cell>
              <table:table-cell office:value-type="float" office:value="4.525">
                <text:p>4.525</text:p>
              </table:table-cell>
              <table:table-cell office:value-type="float" office:value="4.438571">
                <text:p>4.438571</text:p>
              </table:table-cell>
              <table:table-cell office:value-type="float" office:value="4.4225">
                <text:p>4.4225</text:p>
              </table:table-cell>
              <table:table-cell office:value-type="float" office:value="4.496667">
                <text:p>4.496667</text:p>
              </table:table-cell>
              <table:table-cell office:value-type="float" office:value="4.523">
                <text:p>4.523</text:p>
              </table:table-cell>
              <table:table-cell office:value-type="float" office:value="5.377273">
                <text:p>5.377273</text:p>
              </table:table-cell>
              <table:table-cell office:value-type="float" office:value="5.456667">
                <text:p>5.456667</text:p>
              </table:table-cell>
              <table:table-cell office:value-type="float" office:value="5.551538">
                <text:p>5.551538</text:p>
              </table:table-cell>
              <table:table-cell office:value-type="float" office:value="5.657857">
                <text:p>5.657857</text:p>
              </table:table-cell>
            </table:table-row>
            <table:table-row>
              <table:table-cell office:value-type="string">
                <text:p>Architecture: UDP.FixedThreadPool</text:p>
                <draw:g>
                  <svg:desc>Лист1.A26:Лист1.A26</svg:desc>
                </draw:g>
              </table:table-cell>
              <table:table-cell office:value-type="float" office:value="5.94">
                <text:p>5.94</text:p>
                <draw:g>
                  <svg:desc>Лист1.B28:Лист1.O28</svg:desc>
                </draw:g>
              </table:table-cell>
              <table:table-cell office:value-type="float" office:value="6.45">
                <text:p>6.45</text:p>
              </table:table-cell>
              <table:table-cell office:value-type="float" office:value="6.5">
                <text:p>6.5</text:p>
              </table:table-cell>
              <table:table-cell office:value-type="float" office:value="7.8825">
                <text:p>7.8825</text:p>
              </table:table-cell>
              <table:table-cell office:value-type="float" office:value="7.242">
                <text:p>7.242</text:p>
              </table:table-cell>
              <table:table-cell office:value-type="float" office:value="7.585">
                <text:p>7.585</text:p>
              </table:table-cell>
              <table:table-cell office:value-type="float" office:value="8.367435">
                <text:p>8.367435</text:p>
              </table:table-cell>
              <table:table-cell office:value-type="float" office:value="7.669444">
                <text:p>7.669444</text:p>
              </table:table-cell>
              <table:table-cell office:value-type="float" office:value="6.619904">
                <text:p>6.619904</text:p>
              </table:table-cell>
              <table:table-cell office:value-type="float" office:value="7.638">
                <text:p>7.638</text:p>
              </table:table-cell>
              <table:table-cell office:value-type="float" office:value="9.285455">
                <text:p>9.285455</text:p>
              </table:table-cell>
              <table:table-cell office:value-type="float" office:value="10.144167">
                <text:p>10.144167</text:p>
              </table:table-cell>
              <table:table-cell office:value-type="float" office:value="9.162308">
                <text:p>9.162308</text:p>
              </table:table-cell>
              <table:table-cell office:value-type="float" office:value="8.979524">
                <text:p>8.979524</text:p>
              </table:table-cell>
            </table:table-row>
            <table:table-row>
              <table:table-cell office:value-type="string">
                <text:p>Architecture: UDP.NewQueryNewThread</text:p>
                <draw:g>
                  <svg:desc>Лист1.A29:Лист1.A29</svg:desc>
                </draw:g>
              </table:table-cell>
              <table:table-cell office:value-type="float" office:value="7.49">
                <text:p>7.49</text:p>
                <draw:g>
                  <svg:desc>Лист1.B31:Лист1.O31</svg:desc>
                </draw:g>
              </table:table-cell>
              <table:table-cell office:value-type="float" office:value="6.775">
                <text:p>6.775</text:p>
              </table:table-cell>
              <table:table-cell office:value-type="float" office:value="6.853333">
                <text:p>6.853333</text:p>
              </table:table-cell>
              <table:table-cell office:value-type="float" office:value="6.78">
                <text:p>6.78</text:p>
              </table:table-cell>
              <table:table-cell office:value-type="float" office:value="6.728">
                <text:p>6.728</text:p>
              </table:table-cell>
              <table:table-cell office:value-type="float" office:value="6.718333">
                <text:p>6.718333</text:p>
              </table:table-cell>
              <table:table-cell office:value-type="float" office:value="6.818571">
                <text:p>6.818571</text:p>
              </table:table-cell>
              <table:table-cell office:value-type="float" office:value="6.73">
                <text:p>6.73</text:p>
              </table:table-cell>
              <table:table-cell office:value-type="float" office:value="6.892664">
                <text:p>6.892664</text:p>
              </table:table-cell>
              <table:table-cell office:value-type="float" office:value="6.904719">
                <text:p>6.904719</text:p>
              </table:table-cell>
              <table:table-cell office:value-type="float" office:value="6.885412">
                <text:p>6.885412</text:p>
              </table:table-cell>
              <table:table-cell office:value-type="float" office:value="6.855219">
                <text:p>6.855219</text:p>
              </table:table-cell>
              <table:table-cell office:value-type="float" office:value="6.743846">
                <text:p>6.743846</text:p>
              </table:table-cell>
              <table:table-cell office:value-type="float" office:value="6.79">
                <text:p>6.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